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ab7c" officeooo:paragraph-rsid="0009ab7c"/>
    </style:style>
    <style:style style:name="T1" style:family="text">
      <style:text-properties officeooo:rsid="0009a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ref text:reference-format="chapter" text:ref-name="__RefHeading___Toc1166_1491481279"/><text:bookmark-ref text:reference-format="text" text:ref-name="__RefHeading___Toc1166_1491481279">1 Heading &amp; title</text:bookmark-ref></text:p>
      <text:p text:style-name="Standard"/>
      <text:h text:style-name="Heading_20_1" text:outline-level="1"><text:bookmark-start text:name="__RefHeading___Toc1166_1491481279"/>1 Heading &amp; title<text:bookmark-end text:name="__RefHeading___Toc1166_1491481279"/></text:h>
      <text:p text:style-name="P1">Te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5:56:14.212000000</meta:creation-date>
    <dc:date>2016-10-05T16:00:38.819000000</dc:date>
    <meta:editing-duration>PT4M24S</meta:editing-duration>
    <meta:editing-cycles>1</meta:editing-cycles>
    <meta:document-statistic meta:table-count="0" meta:image-count="0" meta:object-count="0" meta:page-count="1" meta:paragraph-count="3" meta:word-count="9" meta:character-count="38" meta:non-whitespace-character-count="32"/>
    <meta:generator>LibreOffice/5.0.1.2$Windows_X86_64 LibreOffice_project/81898c9f5c0d43f3473ba111d7b351050be20261</meta:generator>
  </office:meta>
</office:document-meta>
</file>